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417a" officeooo:paragraph-rsid="0018417a"/>
    </style:style>
    <style:style style:name="P2" style:family="paragraph" style:parent-style-name="Standard">
      <style:text-properties fo:font-weight="normal" officeooo:rsid="0018417a" officeooo:paragraph-rsid="0018417a" style:font-weight-asian="normal" style:font-weight-complex="normal"/>
    </style:style>
    <style:style style:name="P3" style:family="paragraph" style:parent-style-name="Standard">
      <style:text-properties fo:font-weight="normal" officeooo:rsid="001962bc" officeooo:paragraph-rsid="001962bc" style:font-weight-asian="normal" style:font-weight-complex="normal"/>
    </style:style>
    <style:style style:name="P4" style:family="paragraph" style:parent-style-name="Header">
      <style:text-properties fo:font-style="italic" style:text-underline-style="solid" style:text-underline-width="auto" style:text-underline-color="font-color" fo:font-weight="bold" officeooo:rsid="001962bc" officeooo:paragraph-rsid="001962bc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2bc" style:font-weight-asian="bold" style:font-weight-complex="bold"/>
    </style:style>
    <style:style style:name="T3" style:family="text">
      <style:text-properties officeooo:rsid="001962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 <text:span text:style-name="T1">C – abstaining</text:span></text:p>
      <text:p text:style-name="P2">20. <text:span text:style-name="T1">B – tsetse flies.</text:span></text:p>
      <text:p text:style-name="P2">21. <text:span text:style-name="T1">C – It cools the food by evaporation</text:span></text:p>
      <text:p text:style-name="P2">22. <text:span text:style-name="T1">B – Splash</text:span></text:p>
      <text:p text:style-name="P2">23. <text:span text:style-name="T1">A – Bilharzia</text:span></text:p>
      <text:p text:style-name="P2">24. <text:span text:style-name="T1">D – Sodom Apple</text:span></text:p>
      <text:p text:style-name="P2">25. <text:span text:style-name="T1">C – Y</text:span></text:p>
      <text:p text:style-name="P2">26. <text:span text:style-name="T1">D – Tetanus</text:span></text:p>
      <text:p text:style-name="P2">27. <text:span text:style-name="T1">C – Irish Potatoes</text:span></text:p>
      <text:p text:style-name="P2">28. <text:span text:style-name="T2">C – Drawing very fast</text:span><text:span text:style-name="T3">.</text:span></text:p>
      <text:p text:style-name="P3">29. <text:span text:style-name="T1">B – Making of fountains in towns.</text:span></text:p>
      <text:p text:style-name="P3">30. <text:span text:style-name="T1">A – Shape</text:span></text:p>
      <text:p text:style-name="P3">31. <text:span text:style-name="T1">B – Air occupies space.</text:span></text:p>
      <text:p text:style-name="P3">32. <text:span text:style-name="T1">A – Tools remain sharp for long</text:span></text:p>
      <text:p text:style-name="P3">33. <text:span text:style-name="T1">C – Shape</text:span></text:p>
      <text:p text:style-name="P3">34. <text:span text:style-name="T1">D – They transport blood under low pressure.</text:span></text:p>
      <text:p text:style-name="P3">35. <text:span text:style-name="T1">C – Fibre and oil crops</text:span></text:p>
      <text:p text:style-name="P3">36. <text:span text:style-name="T1">A – Feeding on protei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fo:font-weight="bold" officeooo:rsid="001962bc" officeooo:paragraph-rsid="001962bc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 PG 329(19-36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29:00.415372849</meta:creation-date>
    <dc:date>2020-06-12T17:47:53.835126183</dc:date>
    <meta:editing-duration>PT8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87" meta:character-count="444" meta:non-whitespace-character-count="358"/>
  </office:meta>
</office:document-meta>
</file>